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8.84pt"/>
    </style:style>
    <style:style style:name="co2" style:family="table-column">
      <style:table-column-properties fo:break-before="auto" style:column-width="21.86pt"/>
    </style:style>
    <style:style style:name="co3" style:family="table-column">
      <style:table-column-properties fo:break-before="auto" style:column-width="76.65pt"/>
    </style:style>
    <style:style style:name="co4" style:family="table-column">
      <style:table-column-properties fo:break-before="auto" style:column-width="44.19pt"/>
    </style:style>
    <style:style style:name="co5" style:family="table-column">
      <style:table-column-properties fo:break-before="auto" style:column-width="22.59pt"/>
    </style:style>
    <style:style style:name="co6" style:family="table-column">
      <style:table-column-properties fo:break-before="auto" style:column-width="31.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66ffff"/>
    </style:style>
  </office:automatic-styles>
  <office:body>
    <office:spreadsheet>
      <table:calculation-settings table:automatic-find-labels="false"/>
      <table:table table:name="narrow_outpu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jpi1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jpi3</text:p>
          </table:table-cell>
          <table:table-cell office:value-type="string" calcext:value-type="string">
            <text:p>jpi4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order</text:p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ISODD(ROW([.D3]));[.D3];&quot;&quot;)" office:value-type="float" office:value="1.73635" calcext:value-type="float">
            <text:p>1.7363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73635" calcext:value-type="float">
            <text:p>1.73635</text:p>
          </table:table-cell>
          <table:table-cell/>
          <table:table-cell table:formula="of:=IF(ISODD(ROW([.D4]));[.D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5]));[.D5];&quot;&quot;)" office:value-type="float" office:value="1.7924" calcext:value-type="float">
            <text:p>1.792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7924" calcext:value-type="float">
            <text:p>1.7924</text:p>
          </table:table-cell>
          <table:table-cell/>
          <table:table-cell table:formula="of:=IF(ISODD(ROW([.D6]));[.D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7]));[.D7];&quot;&quot;)" office:value-type="float" office:value="1.69656" calcext:value-type="float">
            <text:p>1.6965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69656" calcext:value-type="float">
            <text:p>1.69656</text:p>
          </table:table-cell>
          <table:table-cell/>
          <table:table-cell table:formula="of:=IF(ISODD(ROW([.D8]));[.D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ISODD(ROW([.D9]));[.D9];&quot;&quot;)" office:value-type="float" office:value="1.50161" calcext:value-type="float">
            <text:p>1.5016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50161" calcext:value-type="float">
            <text:p>1.50161</text:p>
          </table:table-cell>
          <table:table-cell/>
          <table:table-cell table:formula="of:=IF(ISODD(ROW([.D10]));[.D1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ISODD(ROW([.D11]));[.D11];&quot;&quot;)" office:value-type="float" office:value="1.76126" calcext:value-type="float">
            <text:p>1.7612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76126" calcext:value-type="float">
            <text:p>1.76126</text:p>
          </table:table-cell>
          <table:table-cell/>
          <table:table-cell table:formula="of:=IF(ISODD(ROW([.D12]));[.D1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13]));[.D13];&quot;&quot;)" office:value-type="float" office:value="1.50899" calcext:value-type="float">
            <text:p>1.5089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50899" calcext:value-type="float">
            <text:p>1.50899</text:p>
          </table:table-cell>
          <table:table-cell/>
          <table:table-cell table:formula="of:=IF(ISODD(ROW([.D14]));[.D1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5]));[.D15];&quot;&quot;)" office:value-type="float" office:value="1.56133" calcext:value-type="float">
            <text:p>1.5613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56133" calcext:value-type="float">
            <text:p>1.56133</text:p>
          </table:table-cell>
          <table:table-cell/>
          <table:table-cell table:formula="of:=IF(ISODD(ROW([.D16]));[.D1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17]));[.D17];&quot;&quot;)" office:value-type="float" office:value="1.70601" calcext:value-type="float">
            <text:p>1.7060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70601" calcext:value-type="float">
            <text:p>1.70601</text:p>
          </table:table-cell>
          <table:table-cell/>
          <table:table-cell table:formula="of:=IF(ISODD(ROW([.D18]));[.D1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9]));[.D19];&quot;&quot;)" office:value-type="float" office:value="1.77208" calcext:value-type="float">
            <text:p>1.7720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77208" calcext:value-type="float">
            <text:p>1.77208</text:p>
          </table:table-cell>
          <table:table-cell/>
          <table:table-cell table:formula="of:=IF(ISODD(ROW([.D20]));[.D2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21]));[.D21];&quot;&quot;)" office:value-type="float" office:value="1.73539" calcext:value-type="float">
            <text:p>1.7353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73539" calcext:value-type="float">
            <text:p>1.73539</text:p>
          </table:table-cell>
          <table:table-cell/>
          <table:table-cell table:formula="of:=IF(ISODD(ROW([.D22]));[.D2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23]));[.D23];&quot;&quot;)" office:value-type="float" office:value="1.72637" calcext:value-type="float">
            <text:p>1.7263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72637" calcext:value-type="float">
            <text:p>1.72637</text:p>
          </table:table-cell>
          <table:table-cell/>
          <table:table-cell table:formula="of:=IF(ISODD(ROW([.D24]));[.D2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25]));[.D25];&quot;&quot;)" office:value-type="float" office:value="1.73717" calcext:value-type="float">
            <text:p>1.7371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73717" calcext:value-type="float">
            <text:p>1.73717</text:p>
          </table:table-cell>
          <table:table-cell/>
          <table:table-cell table:formula="of:=IF(ISODD(ROW([.D26]));[.D2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27]));[.D27];&quot;&quot;)" office:value-type="float" office:value="1.69967" calcext:value-type="float">
            <text:p>1.6996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69967" calcext:value-type="float">
            <text:p>1.69967</text:p>
          </table:table-cell>
          <table:table-cell/>
          <table:table-cell table:formula="of:=IF(ISODD(ROW([.D28]));[.D2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29]));[.D29];&quot;&quot;)" office:value-type="float" office:value="1.69046" calcext:value-type="float">
            <text:p>1.6904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69046" calcext:value-type="float">
            <text:p>1.69046</text:p>
          </table:table-cell>
          <table:table-cell/>
          <table:table-cell table:formula="of:=IF(ISODD(ROW([.D30]));[.D3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31]));[.D31];&quot;&quot;)" office:value-type="float" office:value="1.77736" calcext:value-type="float">
            <text:p>1.7773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77736" calcext:value-type="float">
            <text:p>1.77736</text:p>
          </table:table-cell>
          <table:table-cell/>
          <table:table-cell table:formula="of:=IF(ISODD(ROW([.D32]));[.D3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33]));[.D33];&quot;&quot;)" office:value-type="float" office:value="1.76056" calcext:value-type="float">
            <text:p>1.7605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76056" calcext:value-type="float">
            <text:p>1.76056</text:p>
          </table:table-cell>
          <table:table-cell/>
          <table:table-cell table:formula="of:=IF(ISODD(ROW([.D34]));[.D3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35]));[.D35];&quot;&quot;)" office:value-type="float" office:value="1.50132" calcext:value-type="float">
            <text:p>1.5013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50132" calcext:value-type="float">
            <text:p>1.50132</text:p>
          </table:table-cell>
          <table:table-cell/>
          <table:table-cell table:formula="of:=IF(ISODD(ROW([.D36]));[.D3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37]));[.D37];&quot;&quot;)" office:value-type="float" office:value="1.66406" calcext:value-type="float">
            <text:p>1.6640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66406" calcext:value-type="float">
            <text:p>1.66406</text:p>
          </table:table-cell>
          <table:table-cell/>
          <table:table-cell table:formula="of:=IF(ISODD(ROW([.D38]));[.D3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39]));[.D39];&quot;&quot;)" office:value-type="float" office:value="1.53028" calcext:value-type="float">
            <text:p>1.5302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53028" calcext:value-type="float">
            <text:p>1.53028</text:p>
          </table:table-cell>
          <table:table-cell/>
          <table:table-cell table:formula="of:=IF(ISODD(ROW([.D40]));[.D4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41]));[.D41];&quot;&quot;)" office:value-type="float" office:value="1.5473" calcext:value-type="float">
            <text:p>1.547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5473" calcext:value-type="float">
            <text:p>1.5473</text:p>
          </table:table-cell>
          <table:table-cell/>
          <table:table-cell table:formula="of:=IF(ISODD(ROW([.D42]));[.D4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43]));[.D43];&quot;&quot;)" office:value-type="float" office:value="1.50792" calcext:value-type="float">
            <text:p>1.5079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50792" calcext:value-type="float">
            <text:p>1.50792</text:p>
          </table:table-cell>
          <table:table-cell/>
          <table:table-cell table:formula="of:=IF(ISODD(ROW([.D44]));[.D4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45]));[.D45];&quot;&quot;)" office:value-type="float" office:value="1.75105" calcext:value-type="float">
            <text:p>1.7510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75105" calcext:value-type="float">
            <text:p>1.75105</text:p>
          </table:table-cell>
          <table:table-cell/>
          <table:table-cell table:formula="of:=IF(ISODD(ROW([.D46]));[.D4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ISODD(ROW([.D47]));[.D47];&quot;&quot;)" office:value-type="float" office:value="1.86513" calcext:value-type="float">
            <text:p>1.8651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6513" calcext:value-type="float">
            <text:p>1.86513</text:p>
          </table:table-cell>
          <table:table-cell/>
          <table:table-cell table:formula="of:=IF(ISODD(ROW([.D48]));[.D4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49]));[.D49];&quot;&quot;)" office:value-type="float" office:value="1.48707" calcext:value-type="float">
            <text:p>1.4870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48707" calcext:value-type="float">
            <text:p>1.48707</text:p>
          </table:table-cell>
          <table:table-cell/>
          <table:table-cell table:formula="of:=IF(ISODD(ROW([.D50]));[.D5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51]));[.D51];&quot;&quot;)" office:value-type="float" office:value="1.65955" calcext:value-type="float">
            <text:p>1.6595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65955" calcext:value-type="float">
            <text:p>1.65955</text:p>
          </table:table-cell>
          <table:table-cell/>
          <table:table-cell table:formula="of:=IF(ISODD(ROW([.D52]));[.D5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53]));[.D53];&quot;&quot;)" office:value-type="float" office:value="1.4952" calcext:value-type="float">
            <text:p>1.495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4952" calcext:value-type="float">
            <text:p>1.4952</text:p>
          </table:table-cell>
          <table:table-cell/>
          <table:table-cell table:formula="of:=IF(ISODD(ROW([.D54]));[.D5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55]));[.D55];&quot;&quot;)" office:value-type="float" office:value="1.7222" calcext:value-type="float">
            <text:p>1.722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7222" calcext:value-type="float">
            <text:p>1.7222</text:p>
          </table:table-cell>
          <table:table-cell/>
          <table:table-cell table:formula="of:=IF(ISODD(ROW([.D56]));[.D5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57]));[.D57];&quot;&quot;)" office:value-type="float" office:value="1.49675" calcext:value-type="float">
            <text:p>1.4967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49675" calcext:value-type="float">
            <text:p>1.49675</text:p>
          </table:table-cell>
          <table:table-cell/>
          <table:table-cell table:formula="of:=IF(ISODD(ROW([.D58]));[.D5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59]));[.D59];&quot;&quot;)" office:value-type="float" office:value="1.92273" calcext:value-type="float">
            <text:p>1.9227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2273" calcext:value-type="float">
            <text:p>1.92273</text:p>
          </table:table-cell>
          <table:table-cell/>
          <table:table-cell table:formula="of:=IF(ISODD(ROW([.D60]));[.D6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61]));[.D61];&quot;&quot;)" office:value-type="float" office:value="2.02046" calcext:value-type="float">
            <text:p>2.0204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2046" calcext:value-type="float">
            <text:p>2.02046</text:p>
          </table:table-cell>
          <table:table-cell/>
          <table:table-cell table:formula="of:=IF(ISODD(ROW([.D62]));[.D6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ISODD(ROW([.D63]));[.D63];&quot;&quot;)" office:value-type="float" office:value="1.93521" calcext:value-type="float">
            <text:p>1.9352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521" calcext:value-type="float">
            <text:p>1.93521</text:p>
          </table:table-cell>
          <table:table-cell/>
          <table:table-cell table:formula="of:=IF(ISODD(ROW([.D64]));[.D6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ISODD(ROW([.D65]));[.D65];&quot;&quot;)" office:value-type="float" office:value="1.92674" calcext:value-type="float">
            <text:p>1.9267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2674" calcext:value-type="float">
            <text:p>1.92674</text:p>
          </table:table-cell>
          <table:table-cell/>
          <table:table-cell table:formula="of:=IF(ISODD(ROW([.D66]));[.D6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67]));[.D67];&quot;&quot;)" office:value-type="float" office:value="1.98895" calcext:value-type="float">
            <text:p>1.9889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8895" calcext:value-type="float">
            <text:p>1.98895</text:p>
          </table:table-cell>
          <table:table-cell/>
          <table:table-cell table:formula="of:=IF(ISODD(ROW([.D68]));[.D6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69]));[.D69];&quot;&quot;)" office:value-type="float" office:value="2.00047" calcext:value-type="float">
            <text:p>2.0004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0047" calcext:value-type="float">
            <text:p>2.00047</text:p>
          </table:table-cell>
          <table:table-cell/>
          <table:table-cell table:formula="of:=IF(ISODD(ROW([.D70]));[.D7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71]));[.D71];&quot;&quot;)" office:value-type="float" office:value="1.92371" calcext:value-type="float">
            <text:p>1.9237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2371" calcext:value-type="float">
            <text:p>1.92371</text:p>
          </table:table-cell>
          <table:table-cell/>
          <table:table-cell table:formula="of:=IF(ISODD(ROW([.D72]));[.D7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73]));[.D73];&quot;&quot;)" office:value-type="float" office:value="1.93785" calcext:value-type="float">
            <text:p>1.9378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785" calcext:value-type="float">
            <text:p>1.93785</text:p>
          </table:table-cell>
          <table:table-cell/>
          <table:table-cell table:formula="of:=IF(ISODD(ROW([.D74]));[.D7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75]));[.D75];&quot;&quot;)" office:value-type="float" office:value="1.85016" calcext:value-type="float">
            <text:p>1.8501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5016" calcext:value-type="float">
            <text:p>1.85016</text:p>
          </table:table-cell>
          <table:table-cell/>
          <table:table-cell table:formula="of:=IF(ISODD(ROW([.D76]));[.D7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77]));[.D77];&quot;&quot;)" office:value-type="float" office:value="1.94482" calcext:value-type="float">
            <text:p>1.9448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4482" calcext:value-type="float">
            <text:p>1.94482</text:p>
          </table:table-cell>
          <table:table-cell/>
          <table:table-cell table:formula="of:=IF(ISODD(ROW([.D78]));[.D7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79]));[.D79];&quot;&quot;)" office:value-type="float" office:value="1.86173" calcext:value-type="float">
            <text:p>1.8617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6173" calcext:value-type="float">
            <text:p>1.86173</text:p>
          </table:table-cell>
          <table:table-cell/>
          <table:table-cell table:formula="of:=IF(ISODD(ROW([.D80]));[.D8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81]));[.D81];&quot;&quot;)" office:value-type="float" office:value="1.90813" calcext:value-type="float">
            <text:p>1.9081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813" calcext:value-type="float">
            <text:p>1.90813</text:p>
          </table:table-cell>
          <table:table-cell/>
          <table:table-cell table:formula="of:=IF(ISODD(ROW([.D82]));[.D8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83]));[.D83];&quot;&quot;)" office:value-type="float" office:value="2.01607" calcext:value-type="float">
            <text:p>2.0160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1607" calcext:value-type="float">
            <text:p>2.01607</text:p>
          </table:table-cell>
          <table:table-cell/>
          <table:table-cell table:formula="of:=IF(ISODD(ROW([.D84]));[.D8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85]));[.D85];&quot;&quot;)" office:value-type="float" office:value="1.92125" calcext:value-type="float">
            <text:p>1.9212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2125" calcext:value-type="float">
            <text:p>1.92125</text:p>
          </table:table-cell>
          <table:table-cell/>
          <table:table-cell table:formula="of:=IF(ISODD(ROW([.D86]));[.D8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87]));[.D87];&quot;&quot;)" office:value-type="float" office:value="1.9357" calcext:value-type="float">
            <text:p>1.935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57" calcext:value-type="float">
            <text:p>1.9357</text:p>
          </table:table-cell>
          <table:table-cell/>
          <table:table-cell table:formula="of:=IF(ISODD(ROW([.D88]));[.D8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89]));[.D89];&quot;&quot;)" office:value-type="float" office:value="1.92203" calcext:value-type="float">
            <text:p>1.9220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2203" calcext:value-type="float">
            <text:p>1.92203</text:p>
          </table:table-cell>
          <table:table-cell/>
          <table:table-cell table:formula="of:=IF(ISODD(ROW([.D90]));[.D9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91]));[.D91];&quot;&quot;)" office:value-type="float" office:value="1.9848" calcext:value-type="float">
            <text:p>1.984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848" calcext:value-type="float">
            <text:p>1.9848</text:p>
          </table:table-cell>
          <table:table-cell/>
          <table:table-cell table:formula="of:=IF(ISODD(ROW([.D92]));[.D9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93]));[.D93];&quot;&quot;)" office:value-type="float" office:value="1.97865" calcext:value-type="float">
            <text:p>1.9786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7865" calcext:value-type="float">
            <text:p>1.97865</text:p>
          </table:table-cell>
          <table:table-cell/>
          <table:table-cell table:formula="of:=IF(ISODD(ROW([.D94]));[.D9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95]));[.D95];&quot;&quot;)" office:value-type="float" office:value="2.00054" calcext:value-type="float">
            <text:p>2.0005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0054" calcext:value-type="float">
            <text:p>2.00054</text:p>
          </table:table-cell>
          <table:table-cell/>
          <table:table-cell table:formula="of:=IF(ISODD(ROW([.D96]));[.D9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97]));[.D97];&quot;&quot;)" office:value-type="float" office:value="1.98819" calcext:value-type="float">
            <text:p>1.9881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8819" calcext:value-type="float">
            <text:p>1.98819</text:p>
          </table:table-cell>
          <table:table-cell/>
          <table:table-cell table:formula="of:=IF(ISODD(ROW([.D98]));[.D9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99]));[.D99];&quot;&quot;)" office:value-type="float" office:value="1.92598" calcext:value-type="float">
            <text:p>1.9259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2598" calcext:value-type="float">
            <text:p>1.92598</text:p>
          </table:table-cell>
          <table:table-cell/>
          <table:table-cell table:formula="of:=IF(ISODD(ROW([.D100]));[.D10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101]));[.D101];&quot;&quot;)" office:value-type="float" office:value="1.90363" calcext:value-type="float">
            <text:p>1.9036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363" calcext:value-type="float">
            <text:p>1.90363</text:p>
          </table:table-cell>
          <table:table-cell/>
          <table:table-cell table:formula="of:=IF(ISODD(ROW([.D102]));[.D10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03]));[.D103];&quot;&quot;)" office:value-type="float" office:value="1.89646" calcext:value-type="float">
            <text:p>1.8964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646" calcext:value-type="float">
            <text:p>1.89646</text:p>
          </table:table-cell>
          <table:table-cell/>
          <table:table-cell table:formula="of:=IF(ISODD(ROW([.D104]));[.D10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105]));[.D105];&quot;&quot;)" office:value-type="float" office:value="1.9028" calcext:value-type="float">
            <text:p>1.902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28" calcext:value-type="float">
            <text:p>1.9028</text:p>
          </table:table-cell>
          <table:table-cell/>
          <table:table-cell table:formula="of:=IF(ISODD(ROW([.D106]));[.D10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07]));[.D107];&quot;&quot;)" office:value-type="float" office:value="1.88448" calcext:value-type="float">
            <text:p>1.8844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8448" calcext:value-type="float">
            <text:p>1.88448</text:p>
          </table:table-cell>
          <table:table-cell/>
          <table:table-cell table:formula="of:=IF(ISODD(ROW([.D108]));[.D10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109]));[.D109];&quot;&quot;)" office:value-type="float" office:value="1.91961" calcext:value-type="float">
            <text:p>1.9196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1961" calcext:value-type="float">
            <text:p>1.91961</text:p>
          </table:table-cell>
          <table:table-cell/>
          <table:table-cell table:formula="of:=IF(ISODD(ROW([.D110]));[.D11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ISODD(ROW([.D111]));[.D111];&quot;&quot;)" office:value-type="float" office:value="1.87087" calcext:value-type="float">
            <text:p>1.8708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7087" calcext:value-type="float">
            <text:p>1.87087</text:p>
          </table:table-cell>
          <table:table-cell/>
          <table:table-cell table:formula="of:=IF(ISODD(ROW([.D112]));[.D11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113]));[.D113];&quot;&quot;)" office:value-type="float" office:value="1.90127" calcext:value-type="float">
            <text:p>1.90127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127" calcext:value-type="float">
            <text:p>1.90127</text:p>
          </table:table-cell>
          <table:table-cell/>
          <table:table-cell table:formula="of:=IF(ISODD(ROW([.D114]));[.D11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15]));[.D115];&quot;&quot;)" office:value-type="float" office:value="2.02061" calcext:value-type="float">
            <text:p>2.0206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2061" calcext:value-type="float">
            <text:p>2.02061</text:p>
          </table:table-cell>
          <table:table-cell/>
          <table:table-cell table:formula="of:=IF(ISODD(ROW([.D116]));[.D11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ISODD(ROW([.D117]));[.D117];&quot;&quot;)" office:value-type="float" office:value="1.79872" calcext:value-type="float">
            <text:p>1.7987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79872" calcext:value-type="float">
            <text:p>1.79872</text:p>
          </table:table-cell>
          <table:table-cell/>
          <table:table-cell table:formula="of:=IF(ISODD(ROW([.D118]));[.D11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119]));[.D119];&quot;&quot;)" office:value-type="float" office:value="1.84863" calcext:value-type="float">
            <text:p>1.8486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4863" calcext:value-type="float">
            <text:p>1.84863</text:p>
          </table:table-cell>
          <table:table-cell/>
          <table:table-cell table:formula="of:=IF(ISODD(ROW([.D120]));[.D12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21]));[.D121];&quot;&quot;)" office:value-type="float" office:value="1.71301" calcext:value-type="float">
            <text:p>1.7130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71301" calcext:value-type="float">
            <text:p>1.71301</text:p>
          </table:table-cell>
          <table:table-cell/>
          <table:table-cell table:formula="of:=IF(ISODD(ROW([.D122]));[.D12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ISODD(ROW([.D123]));[.D123];&quot;&quot;)" office:value-type="float" office:value="1.64391" calcext:value-type="float">
            <text:p>1.6439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64391" calcext:value-type="float">
            <text:p>1.64391</text:p>
          </table:table-cell>
          <table:table-cell/>
          <table:table-cell table:formula="of:=IF(ISODD(ROW([.D124]));[.D12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125]));[.D125];&quot;&quot;)" office:value-type="float" office:value="1.9955" calcext:value-type="float">
            <text:p>1.995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955" calcext:value-type="float">
            <text:p>1.9955</text:p>
          </table:table-cell>
          <table:table-cell/>
          <table:table-cell table:formula="of:=IF(ISODD(ROW([.D126]));[.D12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27]));[.D127];&quot;&quot;)" office:value-type="float" office:value="1.78783" calcext:value-type="float">
            <text:p>1.7878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78783" calcext:value-type="float">
            <text:p>1.78783</text:p>
          </table:table-cell>
          <table:table-cell/>
          <table:table-cell table:formula="of:=IF(ISODD(ROW([.D128]));[.D12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129]));[.D129];&quot;&quot;)" office:value-type="float" office:value="2.05184" calcext:value-type="float">
            <text:p>2.0518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5184" calcext:value-type="float">
            <text:p>2.05184</text:p>
          </table:table-cell>
          <table:table-cell/>
          <table:table-cell table:formula="of:=IF(ISODD(ROW([.D130]));[.D13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131]));[.D131];&quot;&quot;)" office:value-type="float" office:value="2.05496" calcext:value-type="float">
            <text:p>2.0549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5496" calcext:value-type="float">
            <text:p>2.05496</text:p>
          </table:table-cell>
          <table:table-cell/>
          <table:table-cell table:formula="of:=IF(ISODD(ROW([.D132]));[.D13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33]));[.D133];&quot;&quot;)" office:value-type="float" office:value="1.98801" calcext:value-type="float">
            <text:p>1.9880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8801" calcext:value-type="float">
            <text:p>1.98801</text:p>
          </table:table-cell>
          <table:table-cell/>
          <table:table-cell table:formula="of:=IF(ISODD(ROW([.D134]));[.D13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135]));[.D135];&quot;&quot;)" office:value-type="float" office:value="1.86414" calcext:value-type="float">
            <text:p>1.8641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6414" calcext:value-type="float">
            <text:p>1.86414</text:p>
          </table:table-cell>
          <table:table-cell/>
          <table:table-cell table:formula="of:=IF(ISODD(ROW([.D136]));[.D13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137]));[.D137];&quot;&quot;)" office:value-type="float" office:value="1.81695" calcext:value-type="float">
            <text:p>1.8169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1695" calcext:value-type="float">
            <text:p>1.81695</text:p>
          </table:table-cell>
          <table:table-cell/>
          <table:table-cell table:formula="of:=IF(ISODD(ROW([.D138]));[.D13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139]));[.D139];&quot;&quot;)" office:value-type="float" office:value="1.90454" calcext:value-type="float">
            <text:p>1.9045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0454" calcext:value-type="float">
            <text:p>1.90454</text:p>
          </table:table-cell>
          <table:table-cell/>
          <table:table-cell table:formula="of:=IF(ISODD(ROW([.D140]));[.D14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41]));[.D141];&quot;&quot;)" office:value-type="float" office:value="1.97241" calcext:value-type="float">
            <text:p>1.9724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7241" calcext:value-type="float">
            <text:p>1.97241</text:p>
          </table:table-cell>
          <table:table-cell/>
          <table:table-cell table:formula="of:=IF(ISODD(ROW([.D142]));[.D14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143]));[.D143];&quot;&quot;)" office:value-type="float" office:value="1.84861" calcext:value-type="float">
            <text:p>1.8486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4861" calcext:value-type="float">
            <text:p>1.84861</text:p>
          </table:table-cell>
          <table:table-cell/>
          <table:table-cell table:formula="of:=IF(ISODD(ROW([.D144]));[.D14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45]));[.D145];&quot;&quot;)" office:value-type="float" office:value="1.82973" calcext:value-type="float">
            <text:p>1.8297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2973" calcext:value-type="float">
            <text:p>1.82973</text:p>
          </table:table-cell>
          <table:table-cell/>
          <table:table-cell table:formula="of:=IF(ISODD(ROW([.D146]));[.D14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147]));[.D147];&quot;&quot;)" office:value-type="float" office:value="2.11992" calcext:value-type="float">
            <text:p>2.1199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11992" calcext:value-type="float">
            <text:p>2.11992</text:p>
          </table:table-cell>
          <table:table-cell/>
          <table:table-cell table:formula="of:=IF(ISODD(ROW([.D148]));[.D14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149]));[.D149];&quot;&quot;)" office:value-type="float" office:value="1.79234" calcext:value-type="float">
            <text:p>1.7923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79234" calcext:value-type="float">
            <text:p>1.79234</text:p>
          </table:table-cell>
          <table:table-cell/>
          <table:table-cell table:formula="of:=IF(ISODD(ROW([.D150]));[.D15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151]));[.D151];&quot;&quot;)" office:value-type="float" office:value="1.82063" calcext:value-type="float">
            <text:p>1.8206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2063" calcext:value-type="float">
            <text:p>1.82063</text:p>
          </table:table-cell>
          <table:table-cell/>
          <table:table-cell table:formula="of:=IF(ISODD(ROW([.D152]));[.D15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153]));[.D153];&quot;&quot;)" office:value-type="float" office:value="1.85412" calcext:value-type="float">
            <text:p>1.8541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5412" calcext:value-type="float">
            <text:p>1.85412</text:p>
          </table:table-cell>
          <table:table-cell/>
          <table:table-cell table:formula="of:=IF(ISODD(ROW([.D154]));[.D15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55]));[.D155];&quot;&quot;)" office:value-type="float" office:value="1.78684" calcext:value-type="float">
            <text:p>1.7868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78684" calcext:value-type="float">
            <text:p>1.78684</text:p>
          </table:table-cell>
          <table:table-cell/>
          <table:table-cell table:formula="of:=IF(ISODD(ROW([.D156]));[.D15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57]));[.D157];&quot;&quot;)" office:value-type="float" office:value="1.99244" calcext:value-type="float">
            <text:p>1.9924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9244" calcext:value-type="float">
            <text:p>1.99244</text:p>
          </table:table-cell>
          <table:table-cell/>
          <table:table-cell table:formula="of:=IF(ISODD(ROW([.D158]));[.D15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159]));[.D159];&quot;&quot;)" office:value-type="float" office:value="1.89281" calcext:value-type="float">
            <text:p>1.8928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281" calcext:value-type="float">
            <text:p>1.89281</text:p>
          </table:table-cell>
          <table:table-cell/>
          <table:table-cell table:formula="of:=IF(ISODD(ROW([.D160]));[.D16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161]));[.D161];&quot;&quot;)" office:value-type="float" office:value="1.98506" calcext:value-type="float">
            <text:p>1.9850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8506" calcext:value-type="float">
            <text:p>1.98506</text:p>
          </table:table-cell>
          <table:table-cell/>
          <table:table-cell table:formula="of:=IF(ISODD(ROW([.D162]));[.D16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63]));[.D163];&quot;&quot;)" office:value-type="float" office:value="1.94178" calcext:value-type="float">
            <text:p>1.9417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4178" calcext:value-type="float">
            <text:p>1.94178</text:p>
          </table:table-cell>
          <table:table-cell/>
          <table:table-cell table:formula="of:=IF(ISODD(ROW([.D164]));[.D16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</table:table>
      <table:table table:name="calced_outpu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jpi1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jpi3</text:p>
          </table:table-cell>
          <table:table-cell office:value-type="string" calcext:value-type="string">
            <text:p>jpi4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order</text:p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formula="of:=IF(ISODD(ROW([.D3]));[.D3];&quot;&quot;)" office:value-type="float" office:value="1.86509" calcext:value-type="float">
            <text:p>1.8650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6509" calcext:value-type="float">
            <text:p>1.86509</text:p>
          </table:table-cell>
          <table:table-cell/>
          <table:table-cell table:formula="of:=IF(ISODD(ROW([.D4]));[.D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5]));[.D5];&quot;&quot;)" office:value-type="float" office:value="1.92288" calcext:value-type="float">
            <text:p>1.9228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2288" calcext:value-type="float">
            <text:p>1.92288</text:p>
          </table:table-cell>
          <table:table-cell/>
          <table:table-cell table:formula="of:=IF(ISODD(ROW([.D6]));[.D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7]));[.D7];&quot;&quot;)" office:value-type="float" office:value="2.02741" calcext:value-type="float">
            <text:p>2.0274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2741" calcext:value-type="float">
            <text:p>2.02741</text:p>
          </table:table-cell>
          <table:table-cell/>
          <table:table-cell table:formula="of:=IF(ISODD(ROW([.D8]));[.D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9]));[.D9];&quot;&quot;)" office:value-type="float" office:value="1.88866" calcext:value-type="float">
            <text:p>1.8886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8866" calcext:value-type="float">
            <text:p>1.88866</text:p>
          </table:table-cell>
          <table:table-cell/>
          <table:table-cell table:formula="of:=IF(ISODD(ROW([.D10]));[.D1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11]));[.D11];&quot;&quot;)" office:value-type="float" office:value="1.94973" calcext:value-type="float">
            <text:p>1.94973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4973" calcext:value-type="float">
            <text:p>1.94973</text:p>
          </table:table-cell>
          <table:table-cell/>
          <table:table-cell table:formula="of:=IF(ISODD(ROW([.D12]));[.D1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3]));[.D13];&quot;&quot;)" office:value-type="float" office:value="1.91406" calcext:value-type="float">
            <text:p>1.9140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1406" calcext:value-type="float">
            <text:p>1.91406</text:p>
          </table:table-cell>
          <table:table-cell/>
          <table:table-cell table:formula="of:=IF(ISODD(ROW([.D14]));[.D1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ISODD(ROW([.D15]));[.D15];&quot;&quot;)" office:value-type="float" office:value="1.93529" calcext:value-type="float">
            <text:p>1.9352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529" calcext:value-type="float">
            <text:p>1.93529</text:p>
          </table:table-cell>
          <table:table-cell/>
          <table:table-cell table:formula="of:=IF(ISODD(ROW([.D16]));[.D1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17]));[.D17];&quot;&quot;)" office:value-type="float" office:value="1.98838" calcext:value-type="float">
            <text:p>1.98838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8838" calcext:value-type="float">
            <text:p>1.98838</text:p>
          </table:table-cell>
          <table:table-cell/>
          <table:table-cell table:formula="of:=IF(ISODD(ROW([.D18]));[.D1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19]));[.D19];&quot;&quot;)" office:value-type="float" office:value="2.08046" calcext:value-type="float">
            <text:p>2.0804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8046" calcext:value-type="float">
            <text:p>2.08046</text:p>
          </table:table-cell>
          <table:table-cell/>
          <table:table-cell table:formula="of:=IF(ISODD(ROW([.D20]));[.D2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21]));[.D21];&quot;&quot;)" office:value-type="float" office:value="1.93561" calcext:value-type="float">
            <text:p>1.9356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561" calcext:value-type="float">
            <text:p>1.93561</text:p>
          </table:table-cell>
          <table:table-cell/>
          <table:table-cell table:formula="of:=IF(ISODD(ROW([.D22]));[.D2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23]));[.D23];&quot;&quot;)" office:value-type="float" office:value="1.98806" calcext:value-type="float">
            <text:p>1.9880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8806" calcext:value-type="float">
            <text:p>1.98806</text:p>
          </table:table-cell>
          <table:table-cell/>
          <table:table-cell table:formula="of:=IF(ISODD(ROW([.D24]));[.D2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25]));[.D25];&quot;&quot;)" office:value-type="float" office:value="2.00839" calcext:value-type="float">
            <text:p>2.0083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0839" calcext:value-type="float">
            <text:p>2.00839</text:p>
          </table:table-cell>
          <table:table-cell/>
          <table:table-cell table:formula="of:=IF(ISODD(ROW([.D26]));[.D2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ISODD(ROW([.D27]));[.D27];&quot;&quot;)" office:value-type="float" office:value="1.86162" calcext:value-type="float">
            <text:p>1.8616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6162" calcext:value-type="float">
            <text:p>1.86162</text:p>
          </table:table-cell>
          <table:table-cell/>
          <table:table-cell table:formula="of:=IF(ISODD(ROW([.D28]));[.D2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ISODD(ROW([.D29]));[.D29];&quot;&quot;)" office:value-type="float" office:value="1.85681" calcext:value-type="float">
            <text:p>1.8568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5681" calcext:value-type="float">
            <text:p>1.85681</text:p>
          </table:table-cell>
          <table:table-cell/>
          <table:table-cell table:formula="of:=IF(ISODD(ROW([.D30]));[.D3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31]));[.D31];&quot;&quot;)" office:value-type="float" office:value="1.93885" calcext:value-type="float">
            <text:p>1.93885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3885" calcext:value-type="float">
            <text:p>1.93885</text:p>
          </table:table-cell>
          <table:table-cell/>
          <table:table-cell table:formula="of:=IF(ISODD(ROW([.D32]));[.D3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33]));[.D33];&quot;&quot;)" office:value-type="float" office:value="1.84" calcext:value-type="float">
            <text:p>1.8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4" calcext:value-type="float">
            <text:p>1.84</text:p>
          </table:table-cell>
          <table:table-cell/>
          <table:table-cell table:formula="of:=IF(ISODD(ROW([.D34]));[.D3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35]));[.D35];&quot;&quot;)" office:value-type="float" office:value="2.03652" calcext:value-type="float">
            <text:p>2.0365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3652" calcext:value-type="float">
            <text:p>2.03652</text:p>
          </table:table-cell>
          <table:table-cell/>
          <table:table-cell table:formula="of:=IF(ISODD(ROW([.D36]));[.D3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37]));[.D37];&quot;&quot;)" office:value-type="float" office:value="1.96901" calcext:value-type="float">
            <text:p>1.96901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6901" calcext:value-type="float">
            <text:p>1.96901</text:p>
          </table:table-cell>
          <table:table-cell/>
          <table:table-cell table:formula="of:=IF(ISODD(ROW([.D38]));[.D3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39]));[.D39];&quot;&quot;)" office:value-type="float" office:value="2.07089" calcext:value-type="float">
            <text:p>2.0708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2.07089" calcext:value-type="float">
            <text:p>2.07089</text:p>
          </table:table-cell>
          <table:table-cell/>
          <table:table-cell table:formula="of:=IF(ISODD(ROW([.D40]));[.D4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ODD(ROW([.D41]));[.D41];&quot;&quot;)" office:value-type="float" office:value="1.89674" calcext:value-type="float">
            <text:p>1.89674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9674" calcext:value-type="float">
            <text:p>1.89674</text:p>
          </table:table-cell>
          <table:table-cell/>
          <table:table-cell table:formula="of:=IF(ISODD(ROW([.D42]));[.D42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43]));[.D43];&quot;&quot;)" office:value-type="float" office:value="1.99219" calcext:value-type="float">
            <text:p>1.99219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9219" calcext:value-type="float">
            <text:p>1.99219</text:p>
          </table:table-cell>
          <table:table-cell/>
          <table:table-cell table:formula="of:=IF(ISODD(ROW([.D44]));[.D44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ISODD(ROW([.D45]));[.D45];&quot;&quot;)" office:value-type="float" office:value="1.85412" calcext:value-type="float">
            <text:p>1.8541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85412" calcext:value-type="float">
            <text:p>1.85412</text:p>
          </table:table-cell>
          <table:table-cell/>
          <table:table-cell table:formula="of:=IF(ISODD(ROW([.D46]));[.D46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47]));[.D47];&quot;&quot;)" office:value-type="float" office:value="1.95932" calcext:value-type="float">
            <text:p>1.95932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5932" calcext:value-type="float">
            <text:p>1.95932</text:p>
          </table:table-cell>
          <table:table-cell/>
          <table:table-cell table:formula="of:=IF(ISODD(ROW([.D48]));[.D48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IF(ISODD(ROW([.D49]));[.D49];&quot;&quot;)" office:value-type="float" office:value="1.97576" calcext:value-type="float">
            <text:p>1.97576</text:p>
          </table:table-cell>
          <table:table-cell table:formula="of:=MOD(ROW();2)"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string" calcext:value-type="string">
            <text:p>Segment</text:p>
          </table:table-cell>
          <table:table-cell office:value-type="string" calcext:value-type="string">
            <text:p>#1</text:p>
          </table:table-cell>
          <table:table-cell office:value-type="string" calcext:value-type="string">
            <text:p>Chi-Squared/N:</text:p>
          </table:table-cell>
          <table:table-cell office:value-type="float" office:value="1.97576" calcext:value-type="float">
            <text:p>1.97576</text:p>
          </table:table-cell>
          <table:table-cell/>
          <table:table-cell table:formula="of:=IF(ISODD(ROW([.D50]));[.D50];&quot;&quot;)">
            <text:p/>
          </table:table-cell>
          <table:table-cell table:formula="of:=MOD(ROW();2)" office:value-type="float" office:value="1" calcext:value-type="float">
            <text:p>1</text:p>
          </table:table-cell>
        </table:table-row>
      </table:table>
      <table:table table:name="narrow_cleaned" table:style-name="ta1">
        <table:table-column table:style-name="co7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3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48707" calcext:value-type="float">
            <text:p>1.48707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string" calcext:value-type="string">
            <text:p>no output </text:p>
          </table:table-cell>
          <table:table-cell table:style-name="ce1" table:number-columns-repeated="1015"/>
        </table:table-row>
        <table:table-row table:style-name="ro1">
          <table:table-cell table:number-columns-repeated="4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4952" calcext:value-type="float">
            <text:p>1.4952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1016"/>
        </table:table-row>
        <table:table-row table:style-name="ro1"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49675" calcext:value-type="float">
            <text:p>1.49675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1016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1.50132" calcext:value-type="float">
            <text:p>1.50132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string" calcext:value-type="string">
            <text:p>no output </text:p>
          </table:table-cell>
          <table:table-cell table:style-name="ce1" table:number-columns-repeated="1015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1.50161" calcext:value-type="float">
            <text:p>1.50161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office:value-type="string" calcext:value-type="string">
            <text:p>no output </text:p>
          </table:table-cell>
          <table:table-cell table:style-name="ce1" table:number-columns-repeated="1015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50792" calcext:value-type="float">
            <text:p>1.50792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table:number-columns-repeated="1016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50899" calcext:value-type="float">
            <text:p>1.50899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table:number-columns-repeated="1016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53028" calcext:value-type="float">
            <text:p>1.53028</text:p>
          </table:table-cell>
          <table:table-cell table:number-columns-repeated="2" table:style-name="ce1" office:value-type="string" calcext:value-type="string">
            <text:p>Y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473" calcext:value-type="float">
            <text:p>1.547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ction minimum is invalid after second try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56133" calcext:value-type="float">
            <text:p>1.56133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64391" calcext:value-type="float">
            <text:p>1.643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way too many output</text:p>
          </table:table-cell>
          <table:table-cell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65955" calcext:value-type="float">
            <text:p>1.65955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66406" calcext:value-type="float">
            <text:p>1.6640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edm way too high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69046" calcext:value-type="float">
            <text:p>1.6904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ction minimum is invalid after second try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69656" calcext:value-type="float">
            <text:p>1.69656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unction minimum is invalid after second try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69967" calcext:value-type="float">
            <text:p>1.6996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unction minimum is invalid after second try</text:p>
          </table:table-cell>
          <table:table-cell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.70601" calcext:value-type="float">
            <text:p>1.70601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style-name="ce1"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.71301" calcext:value-type="float">
            <text:p>1.71301</text:p>
          </table:table-cell>
          <table:table-cell table:style-name="ce2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7222" calcext:value-type="float">
            <text:p>1.7222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2637" calcext:value-type="float">
            <text:p>1.72637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3539" calcext:value-type="float">
            <text:p>1.73539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3635" calcext:value-type="float">
            <text:p>1.73635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73717" calcext:value-type="float">
            <text:p>1.73717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5105" calcext:value-type="float">
            <text:p>1.75105</text:p>
          </table:table-cell>
          <table:table-cell office:value-type="string" calcext:value-type="string">
            <text:p>N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6056" calcext:value-type="float">
            <text:p>1.76056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76126" calcext:value-type="float">
            <text:p>1.76126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77208" calcext:value-type="float">
            <text:p>1.77208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77736" calcext:value-type="float">
            <text:p>1.77736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78684" calcext:value-type="float">
            <text:p>1.78684</text:p>
          </table:table-cell>
          <table:table-cell office:value-type="string" calcext:value-type="string">
            <text:p>Y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78783" calcext:value-type="float">
            <text:p>1.7878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234" calcext:value-type="float">
            <text:p>1.79234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7924" calcext:value-type="float">
            <text:p>1.7924</text:p>
          </table:table-cell>
          <table:table-cell table:number-columns-repeated="1018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.79872" calcext:value-type="float">
            <text:p>1.79872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1695" calcext:value-type="float">
            <text:p>1.8169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2063" calcext:value-type="float">
            <text:p>1.8206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82973" calcext:value-type="float">
            <text:p>1.8297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4861" calcext:value-type="float">
            <text:p>1.8486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4863" calcext:value-type="float">
            <text:p>1.84863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5016" calcext:value-type="float">
            <text:p>1.85016</text:p>
          </table:table-cell>
          <table:table-cell table:number-columns-repeated="1018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85412" calcext:value-type="float">
            <text:p>1.85412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6173" calcext:value-type="float">
            <text:p>1.86173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6414" calcext:value-type="float">
            <text:p>1.86414</text:p>
          </table:table-cell>
          <table:table-cell table:number-columns-repeated="1018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.86513" calcext:value-type="float">
            <text:p>1.86513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.87087" calcext:value-type="float">
            <text:p>1.87087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88448" calcext:value-type="float">
            <text:p>1.88448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281" calcext:value-type="float">
            <text:p>1.8928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89646" calcext:value-type="float">
            <text:p>1.89646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0127" calcext:value-type="float">
            <text:p>1.90127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028" calcext:value-type="float">
            <text:p>1.9028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0363" calcext:value-type="float">
            <text:p>1.90363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0454" calcext:value-type="float">
            <text:p>1.90454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0813" calcext:value-type="float">
            <text:p>1.9081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1961" calcext:value-type="float">
            <text:p>1.91961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2125" calcext:value-type="float">
            <text:p>1.92125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203" calcext:value-type="float">
            <text:p>1.92203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2273" calcext:value-type="float">
            <text:p>1.92273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2371" calcext:value-type="float">
            <text:p>1.9237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2598" calcext:value-type="float">
            <text:p>1.92598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92674" calcext:value-type="float">
            <text:p>1.92674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.93521" calcext:value-type="float">
            <text:p>1.9352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357" calcext:value-type="float">
            <text:p>1.9357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93785" calcext:value-type="float">
            <text:p>1.93785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94178" calcext:value-type="float">
            <text:p>1.94178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94482" calcext:value-type="float">
            <text:p>1.94482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97241" calcext:value-type="float">
            <text:p>1.9724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7865" calcext:value-type="float">
            <text:p>1.97865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9848" calcext:value-type="float">
            <text:p>1.9848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8506" calcext:value-type="float">
            <text:p>1.98506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98801" calcext:value-type="float">
            <text:p>1.9880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8819" calcext:value-type="float">
            <text:p>1.98819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8895" calcext:value-type="float">
            <text:p>1.98895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99244" calcext:value-type="float">
            <text:p>1.99244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9955" calcext:value-type="float">
            <text:p>1.9955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00047" calcext:value-type="float">
            <text:p>2.00047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00054" calcext:value-type="float">
            <text:p>2.00054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01607" calcext:value-type="float">
            <text:p>2.01607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02046" calcext:value-type="float">
            <text:p>2.02046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.02061" calcext:value-type="float">
            <text:p>2.02061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5184" calcext:value-type="float">
            <text:p>2.05184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05496" calcext:value-type="float">
            <text:p>2.05496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1992" calcext:value-type="float">
            <text:p>2.11992</text:p>
          </table:table-cell>
          <table:table-cell table:number-columns-repeated="1018"/>
        </table:table-row>
      </table:table>
      <table:named-expressions/>
      <table:database-ranges>
        <table:database-range table:name="__Anonymous_Sheet_DB__0" table:target-range-address="narrow_outputs.G1:narrow_outputs.G163" table:display-filter-buttons="true" table:orientation="column">
          <table:filter>
            <table:filter-and>
              <table:filter-condition table:field-number="6" table:value="0" table:operator="="/>
            </table:filter-and>
          </table:filter>
        </table:database-range>
        <table:database-range table:name="__Anonymous_Sheet_DB__1" table:target-range-address="calced_outputs.G1:calced_outputs.G49" table:display-filter-buttons="true" table:orientation="column">
          <table:filter>
            <table:filter-and>
              <table:filter-condition table:field-number="6" table:value="0" table:operator="="/>
            </table:filter-and>
          </table:filter>
        </table:database-range>
        <table:database-range table:name="__Anonymous_Sheet_DB__2" table:target-range-address="narrow_cleaned.A2:narrow_cleaned.F82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3">00/00/0000</text:date>, <text:time style:data-style-name="N2" text:time-value="12:45:39.4067948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3T11:28:17.856651721</dc:date>
    <meta:editing-duration>P6DT18H23M24S</meta:editing-duration>
    <meta:editing-cycles>41</meta:editing-cycles>
    <meta:generator>LibreOffice/5.2.7.2$Linux_X86_64 LibreOffice_project/20m0$Build-2</meta:generator>
    <meta:document-statistic meta:table-count="3" meta:cell-count="1911" meta:object-count="0"/>
  </office:meta>
</office:document-meta>
</file>